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6.2382in"/>
    </style:style>
    <style:style style:name="co3" style:family="table-column">
      <style:table-column-properties fo:break-before="auto" style:column-width="2.5236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office:automatic-styles>
  <office:body>
    <office:spreadsheet>
      <table:table table:name="Data Entry" table:style-name="ta1" table:print="false">
        <table:table-column table:style-name="co1" table:number-columns-repeated="27" table:default-cell-style-name="Default"/>
        <table:table-row table:style-name="ro1">
          <table:table-cell office:value-type="string">
            <text:p>ID</text:p>
          </table:table-cell>
          <table:table-cell office:value-type="string">
            <text:p>Q1</text:p>
          </table:table-cell>
          <table:table-cell office:value-type="string">
            <text:p>Q2_1</text:p>
          </table:table-cell>
          <table:table-cell office:value-type="string">
            <text:p>Q2_2</text:p>
          </table:table-cell>
          <table:table-cell office:value-type="string">
            <text:p>Q2_3</text:p>
          </table:table-cell>
          <table:table-cell office:value-type="string">
            <text:p>Q2_4</text:p>
          </table:table-cell>
          <table:table-cell office:value-type="string">
            <text:p>Q2_5</text:p>
          </table:table-cell>
          <table:table-cell office:value-type="string">
            <text:p>Q2_6</text:p>
          </table:table-cell>
          <table:table-cell office:value-type="string">
            <text:p>Q2_7</text:p>
          </table:table-cell>
          <table:table-cell office:value-type="string">
            <text:p>Q2_8</text:p>
          </table:table-cell>
          <table:table-cell office:value-type="string">
            <text:p>Q3</text:p>
          </table:table-cell>
          <table:table-cell office:value-type="string">
            <text:p>Q4_1</text:p>
          </table:table-cell>
          <table:table-cell office:value-type="string">
            <text:p>Q4_2</text:p>
          </table:table-cell>
          <table:table-cell office:value-type="string">
            <text:p>Q4_3</text:p>
          </table:table-cell>
          <table:table-cell office:value-type="string">
            <text:p>Q4_4</text:p>
          </table:table-cell>
          <table:table-cell office:value-type="string">
            <text:p>Q4_5</text:p>
          </table:table-cell>
          <table:table-cell office:value-type="string">
            <text:p>Q4_6</text:p>
          </table:table-cell>
          <table:table-cell office:value-type="string">
            <text:p>Q4_7</text:p>
          </table:table-cell>
          <table:table-cell office:value-type="string">
            <text:p>Q4_8</text:p>
          </table:table-cell>
          <table:table-cell office:value-type="string">
            <text:p>Q4_9</text:p>
          </table:table-cell>
          <table:table-cell office:value-type="string">
            <text:p>Q4_10</text:p>
          </table:table-cell>
          <table:table-cell office:value-type="string">
            <text:p>Q5</text:p>
          </table:table-cell>
          <table:table-cell office:value-type="string">
            <text:p>Q6</text:p>
          </table:table-cell>
          <table:table-cell office:value-type="string">
            <text:p>Q7</text:p>
          </table:table-cell>
          <table:table-cell office:value-type="string">
            <text:p>Q8</text:p>
          </table:table-cell>
          <table:table-cell office:value-type="string">
            <text:p>Q9</text:p>
          </table:table-cell>
          <table:table-cell office:value-type="string">
            <text:p>Q10</text:p>
          </table:table-cell>
        </table:table-row>
        <table:table-row table:style-name="ro1">
          <table:table-cell office:value-type="float" office:value="1">
            <text:p>1</text:p>
          </table:table-cell>
          <table:table-cell office:value-type="float" office:value="2">
            <text:p>2</text:p>
          </table:table-cell>
          <table:table-cell table:number-columns-repeated="2" office:value-type="float" office:value="1">
            <text:p>1</text:p>
          </table:table-cell>
          <table:table-cell/>
          <table:table-cell office:value-type="float" office:value="1">
            <text:p>1</text:p>
          </table:table-cell>
          <table:table-cell table:number-columns-repeated="4"/>
          <table:table-cell office:value-type="float" office:value="87">
            <text:p>87</text:p>
          </table:table-cell>
          <table:table-cell office:value-type="float" office:value="1">
            <text:p>1</text:p>
          </table:table-cell>
          <table:table-cell/>
          <table:table-cell office:value-type="float" office:value="1">
            <text:p>1</text:p>
          </table:table-cell>
          <table:table-cell table:number-columns-repeated="2"/>
          <table:table-cell office:value-type="float" office:value="1">
            <text:p>1</text:p>
          </table:table-cell>
          <table:table-cell table:number-columns-repeated="2"/>
          <table:table-cell office:value-type="float" office:value="1">
            <text:p>1</text:p>
          </table:table-cell>
          <table:table-cell/>
          <table:table-cell office:value-type="float" office:value="76">
            <text:p>76</text:p>
          </table:table-cell>
          <table:table-cell office:value-type="float" office:value="2">
            <text:p>2</text:p>
          </table:table-cell>
          <table:table-cell office:value-type="float" office:value="1">
            <text:p>1</text:p>
          </table:table-cell>
          <table:table-cell table:style-name="ce2" office:value-type="string">
            <text:p>It needs to be quiet and should be able to be basically silenced so that I'm not disturbed.</text:p>
          </table:table-cell>
          <table:table-cell table:style-name="ce2" office:value-type="string">
            <text:p>I can see who is there. Also if I'm working I can tell the person to go away.</text:p>
          </table:table-cell>
          <table:table-cell table:style-name="ce2" office:value-type="string">
            <text:p>I wish the dog couldn't hear the chime it makes. I would like it to be completely silent if I want it to be. It also needs to be charged pretty often.</text:p>
          </table:table-cell>
        </table:table-row>
        <table:table-row table:style-name="ro1">
          <table:table-cell office:value-type="float" office:value="2">
            <text:p>2</text:p>
          </table:table-cell>
          <table:table-cell office:value-type="float" office:value="3">
            <text:p>3</text:p>
          </table:table-cell>
          <table:table-cell table:number-columns-repeated="2" office:value-type="float" office:value="1">
            <text:p>1</text:p>
          </table:table-cell>
          <table:table-cell/>
          <table:table-cell office:value-type="float" office:value="1">
            <text:p>1</text:p>
          </table:table-cell>
          <table:table-cell table:number-columns-repeated="4"/>
          <table:table-cell office:value-type="float" office:value="100">
            <text:p>100</text:p>
          </table:table-cell>
          <table:table-cell table:number-columns-repeated="2" office:value-type="float" office:value="1">
            <text:p>1</text:p>
          </table:table-cell>
          <table:table-cell table:number-columns-repeated="2"/>
          <table:table-cell table:number-columns-repeated="2" office:value-type="float" office:value="1">
            <text:p>1</text:p>
          </table:table-cell>
          <table:table-cell table:number-columns-repeated="2"/>
          <table:table-cell office:value-type="float" office:value="1">
            <text:p>1</text:p>
          </table:table-cell>
          <table:table-cell/>
          <table:table-cell office:value-type="float" office:value="30">
            <text:p>30</text:p>
          </table:table-cell>
          <table:table-cell office:value-type="float" office:value="2">
            <text:p>2</text:p>
          </table:table-cell>
          <table:table-cell office:value-type="float" office:value="1">
            <text:p>1</text:p>
          </table:table-cell>
          <table:table-cell table:style-name="ce2" office:value-type="string">
            <text:p>Live viewing</text:p>
          </table:table-cell>
          <table:table-cell table:style-name="ce2" office:value-type="string">
            <text:p>Everything</text:p>
          </table:table-cell>
          <table:table-cell table:style-name="ce2" office:value-type="string">
            <text:p>Nothing</text:p>
          </table:table-cell>
        </table:table-row>
        <table:table-row table:style-name="ro1">
          <table:table-cell table:number-columns-repeated="2" office:value-type="float" office:value="3">
            <text:p>3</text:p>
          </table:table-cell>
          <table:table-cell office:value-type="float" office:value="1">
            <text:p>1</text:p>
          </table:table-cell>
          <table:table-cell table:number-columns-repeated="2"/>
          <table:table-cell office:value-type="float" office:value="1">
            <text:p>1</text:p>
          </table:table-cell>
          <table:table-cell table:number-columns-repeated="4"/>
          <table:table-cell office:value-type="float" office:value="83">
            <text:p>83</text:p>
          </table:table-cell>
          <table:table-cell table:number-columns-repeated="3" office:value-type="float" office:value="1">
            <text:p>1</text:p>
          </table:table-cell>
          <table:table-cell table:number-columns-repeated="2"/>
          <table:table-cell office:value-type="float" office:value="1">
            <text:p>1</text:p>
          </table:table-cell>
          <table:table-cell table:number-columns-repeated="4"/>
          <table:table-cell office:value-type="float" office:value="50">
            <text:p>50</text:p>
          </table:table-cell>
          <table:table-cell table:number-columns-repeated="2" office:value-type="float" office:value="2">
            <text:p>2</text:p>
          </table:table-cell>
          <table:table-cell table:style-name="ce2" office:value-type="string">
            <text:p>Camera, alerts,</text:p>
          </table:table-cell>
          <table:table-cell table:style-name="ce2" office:value-type="string">
            <text:p>Allows me to see activity around my property when I'm not home</text:p>
          </table:table-cell>
          <table:table-cell table:style-name="ce2" office:value-type="string">
            <text:p>Nothing</text:p>
          </table:table-cell>
        </table:table-row>
        <table:table-row table:style-name="ro1">
          <table:table-cell office:value-type="float" office:value="4">
            <text:p>4</text:p>
          </table:table-cell>
          <table:table-cell table:number-columns-repeated="3" office:value-type="float" office:value="1">
            <text:p>1</text:p>
          </table:table-cell>
          <table:table-cell/>
          <table:table-cell office:value-type="float" office:value="1">
            <text:p>1</text:p>
          </table:table-cell>
          <table:table-cell/>
          <table:table-cell office:value-type="float" office:value="1">
            <text:p>1</text:p>
          </table:table-cell>
          <table:table-cell table:number-columns-repeated="2"/>
          <table:table-cell office:value-type="float" office:value="0">
            <text:p>0</text:p>
          </table:table-cell>
          <table:table-cell table:number-columns-repeated="3" office:value-type="float" office:value="1">
            <text:p>1</text:p>
          </table:table-cell>
          <table:table-cell/>
          <table:table-cell table:number-columns-repeated="2" office:value-type="float" office:value="1">
            <text:p>1</text:p>
          </table:table-cell>
          <table:table-cell/>
          <table:table-cell table:number-columns-repeated="2" office:value-type="float" office:value="1">
            <text:p>1</text:p>
          </table:table-cell>
          <table:table-cell/>
          <table:table-cell office:value-type="float" office:value="90">
            <text:p>90</text:p>
          </table:table-cell>
          <table:table-cell office:value-type="float" office:value="2">
            <text:p>2</text:p>
          </table:table-cell>
          <table:table-cell office:value-type="float" office:value="1">
            <text:p>1</text:p>
          </table:table-cell>
          <table:table-cell table:style-name="ce2" office:value-type="string">
            <text:p>Solid connection (no disruption of service). Reconnecting has been problematic for us. Also need “auto record” when motion is detected. Another area of concern is sensitivity. Picking up the motion of a passing car on the street and sending me a notification is an issue (this is on the lowest sensitivity setting).</text:p>
          </table:table-cell>
          <table:table-cell table:style-name="ce2" office:value-type="string">
            <text:p>Love having the ability to record after motion is detected. Also like to be notified of “true motion” at my door, ability to view when not at home as well as being able to communicate (2 way) with those at my door (even if I am at home).</text:p>
          </table:table-cell>
          <table:table-cell table:style-name="ce2" office:value-type="string">
            <text:p>Storage “in the cloud”. I am uncertain if this is occurring. I would prefer erasing old data on local storage device and on my phone only.</text:p>
          </table:table-cell>
        </table:table-row>
        <table:table-row table:style-name="ro1" table:number-rows-repeated="2">
          <table:table-cell table:number-columns-repeated="27"/>
        </table:table-row>
        <table:table-row table:style-name="ro1">
          <table:table-cell table:style-name="ce1"/>
          <table:table-cell table:number-columns-repeated="26"/>
        </table:table-row>
      </table:table>
      <table:table table:name="Data Dictionary" table:style-name="ta1" table:print="false">
        <table:table-column table:style-name="co2" table:default-cell-style-name="Default"/>
        <table:table-column table:style-name="co3" table:default-cell-style-name="Default"/>
        <table:table-column table:style-name="co1" table:number-columns-repeated="5" table:default-cell-style-name="Default"/>
        <table:table-row table:style-name="ro1">
          <table:table-cell office:value-type="string">
            <text:p>What kind of wireless doorbell system do you own?</text:p>
          </table:table-cell>
          <table:table-cell office:value-type="string">
            <text:p>Q1</text:p>
          </table:table-cell>
          <table:table-cell office:value-type="string">
            <text:p>1=Night Owl Smart Doorbell</text:p>
          </table:table-cell>
          <table:table-cell office:value-type="string">
            <text:p>2=Ring Video Doorbell 2</text:p>
          </table:table-cell>
          <table:table-cell office:value-type="string">
            <text:p>3=Ring Doorbell Pro</text:p>
          </table:table-cell>
          <table:table-cell office:value-type="string">
            <text:p>4=Nest Hello</text:p>
          </table:table-cell>
          <table:table-cell office:value-type="string">
            <text:p>5=Other</text:p>
          </table:table-cell>
        </table:table-row>
        <table:table-row table:style-name="ro1">
          <table:table-cell office:value-type="string">
            <text:p>What features of your wireless doorbell system do you use? (check all that apply)</text:p>
          </table:table-cell>
          <table:table-cell office:value-type="string">
            <text:p>Q2_1 Smart Phone Alerts</text:p>
          </table:table-cell>
          <table:table-cell office:value-type="string">
            <text:p>Flag (1 or missing)</text:p>
          </table:table-cell>
          <table:table-cell table:number-columns-repeated="4"/>
        </table:table-row>
        <table:table-row table:style-name="ro1">
          <table:table-cell office:value-type="string">
            <text:p>What features of your wireless doorbell system do you use? (check all that apply)</text:p>
          </table:table-cell>
          <table:table-cell office:value-type="string">
            <text:p>Q2_2 Two-way communication</text:p>
          </table:table-cell>
          <table:table-cell office:value-type="string">
            <text:p>Flag (1 or missing)</text:p>
          </table:table-cell>
          <table:table-cell table:number-columns-repeated="4"/>
        </table:table-row>
        <table:table-row table:style-name="ro1">
          <table:table-cell office:value-type="string">
            <text:p>What features of your wireless doorbell system do you use? (check all that apply)</text:p>
          </table:table-cell>
          <table:table-cell office:value-type="string">
            <text:p>Q2_3 Prerecorded responses</text:p>
          </table:table-cell>
          <table:table-cell office:value-type="string">
            <text:p>Flag (1 or missing)</text:p>
          </table:table-cell>
          <table:table-cell table:number-columns-repeated="4"/>
        </table:table-row>
        <table:table-row table:style-name="ro1">
          <table:table-cell office:value-type="string">
            <text:p>What features of your wireless doorbell system do you use? (check all that apply)</text:p>
          </table:table-cell>
          <table:table-cell office:value-type="string">
            <text:p>Q2_4 Video/surveillance</text:p>
          </table:table-cell>
          <table:table-cell office:value-type="string">
            <text:p>Flag (1 or missing)</text:p>
          </table:table-cell>
          <table:table-cell table:number-columns-repeated="4"/>
        </table:table-row>
        <table:table-row table:style-name="ro1">
          <table:table-cell office:value-type="string">
            <text:p>What features of your wireless doorbell system do you use? (check all that apply)</text:p>
          </table:table-cell>
          <table:table-cell office:value-type="string">
            <text:p>Q2_5 Cloud storage</text:p>
          </table:table-cell>
          <table:table-cell office:value-type="string">
            <text:p>Flag (1 or missing)</text:p>
          </table:table-cell>
          <table:table-cell table:number-columns-repeated="4"/>
        </table:table-row>
        <table:table-row table:style-name="ro1">
          <table:table-cell office:value-type="string">
            <text:p>What features of your wireless doorbell system do you use? (check all that apply)</text:p>
          </table:table-cell>
          <table:table-cell office:value-type="string">
            <text:p>Q2_6 SD card (internal) storage</text:p>
          </table:table-cell>
          <table:table-cell office:value-type="string">
            <text:p>Flag (1 or missing)</text:p>
          </table:table-cell>
          <table:table-cell table:number-columns-repeated="4"/>
        </table:table-row>
        <table:table-row table:style-name="ro1">
          <table:table-cell office:value-type="string">
            <text:p>What features of your wireless doorbell system do you use? (check all that apply)</text:p>
          </table:table-cell>
          <table:table-cell office:value-type="string">
            <text:p>Q2_7 DVR storage</text:p>
          </table:table-cell>
          <table:table-cell office:value-type="string">
            <text:p>Flag (1 or missing)</text:p>
          </table:table-cell>
          <table:table-cell table:number-columns-repeated="4"/>
        </table:table-row>
        <table:table-row table:style-name="ro1">
          <table:table-cell office:value-type="string">
            <text:p>What features of your wireless doorbell system do you use? (check all that apply)</text:p>
          </table:table-cell>
          <table:table-cell office:value-type="string">
            <text:p>Q2_8 Other</text:p>
          </table:table-cell>
          <table:table-cell office:value-type="string">
            <text:p>Flag (1 or missing)</text:p>
          </table:table-cell>
          <table:table-cell table:number-columns-repeated="4"/>
        </table:table-row>
        <table:table-row table:style-name="ro1">
          <table:table-cell office:value-type="string">
            <text:p>How likely is it that you would recommend your wireless doorbell system to a friend or colleague?</text:p>
          </table:table-cell>
          <table:table-cell office:value-type="string">
            <text:p>Q3</text:p>
          </table:table-cell>
          <table:table-cell office:value-type="string">
            <text:p>0-100</text:p>
          </table:table-cell>
          <table:table-cell table:number-columns-repeated="4"/>
        </table:table-row>
        <table:table-row table:style-name="ro1">
          <table:table-cell office:value-type="string">
            <text:p>What types of visitors do you get at your home? (check all that apply)</text:p>
          </table:table-cell>
          <table:table-cell office:value-type="string">
            <text:p>Q4_1 Friends</text:p>
          </table:table-cell>
          <table:table-cell office:value-type="string">
            <text:p>Flag (1 or missing)</text:p>
          </table:table-cell>
          <table:table-cell table:number-columns-repeated="4"/>
        </table:table-row>
        <table:table-row table:style-name="ro1">
          <table:table-cell office:value-type="string">
            <text:p>What types of visitors do you get at your home? (check all that apply)</text:p>
          </table:table-cell>
          <table:table-cell office:value-type="string">
            <text:p>Q4_2 Family</text:p>
          </table:table-cell>
          <table:table-cell office:value-type="string">
            <text:p>Flag (1 or missing)</text:p>
          </table:table-cell>
          <table:table-cell table:number-columns-repeated="4"/>
        </table:table-row>
        <table:table-row table:style-name="ro1">
          <table:table-cell office:value-type="string">
            <text:p>What types of visitors do you get at your home? (check all that apply)</text:p>
          </table:table-cell>
          <table:table-cell office:value-type="string">
            <text:p>Q4_3 Neighbors</text:p>
          </table:table-cell>
          <table:table-cell office:value-type="string">
            <text:p>Flag (1 or missing)</text:p>
          </table:table-cell>
          <table:table-cell table:number-columns-repeated="4"/>
        </table:table-row>
        <table:table-row table:style-name="ro1">
          <table:table-cell office:value-type="string">
            <text:p>What types of visitors do you get at your home? (check all that apply)</text:p>
          </table:table-cell>
          <table:table-cell office:value-type="string">
            <text:p>Q4_4 Customers</text:p>
          </table:table-cell>
          <table:table-cell office:value-type="string">
            <text:p>Flag (1 or missing)</text:p>
          </table:table-cell>
          <table:table-cell table:number-columns-repeated="4"/>
        </table:table-row>
        <table:table-row table:style-name="ro1">
          <table:table-cell office:value-type="string">
            <text:p>What types of visitors do you get at your home? (check all that apply)</text:p>
          </table:table-cell>
          <table:table-cell office:value-type="string">
            <text:p>Q4_5 Vendors/home service providers</text:p>
          </table:table-cell>
          <table:table-cell office:value-type="string">
            <text:p>Flag (1 or missing)</text:p>
          </table:table-cell>
          <table:table-cell table:number-columns-repeated="4"/>
        </table:table-row>
        <table:table-row table:style-name="ro1">
          <table:table-cell office:value-type="string">
            <text:p>What types of visitors do you get at your home? (check all that apply)</text:p>
          </table:table-cell>
          <table:table-cell office:value-type="string">
            <text:p>Q4_6 Home delivery personnel</text:p>
          </table:table-cell>
          <table:table-cell office:value-type="string">
            <text:p>Flag (1 or missing)</text:p>
          </table:table-cell>
          <table:table-cell table:number-columns-repeated="4"/>
        </table:table-row>
        <table:table-row table:style-name="ro1">
          <table:table-cell office:value-type="string">
            <text:p>What types of visitors do you get at your home? (check all that apply)</text:p>
          </table:table-cell>
          <table:table-cell office:value-type="string">
            <text:p>Q4_7 Health care providers</text:p>
          </table:table-cell>
          <table:table-cell office:value-type="string">
            <text:p>Flag (1 or missing)</text:p>
          </table:table-cell>
          <table:table-cell table:number-columns-repeated="4"/>
        </table:table-row>
        <table:table-row table:style-name="ro1">
          <table:table-cell office:value-type="string">
            <text:p>What types of visitors do you get at your home? (check all that apply)</text:p>
          </table:table-cell>
          <table:table-cell office:value-type="string">
            <text:p>Q4_8 Emergency services</text:p>
          </table:table-cell>
          <table:table-cell office:value-type="string">
            <text:p>Flag (1 or missing)</text:p>
          </table:table-cell>
          <table:table-cell table:number-columns-repeated="4"/>
        </table:table-row>
        <table:table-row table:style-name="ro1">
          <table:table-cell office:value-type="string">
            <text:p>What types of visitors do you get at your home? (check all that apply)</text:p>
          </table:table-cell>
          <table:table-cell office:value-type="string">
            <text:p>Q4_9 Solicitors</text:p>
          </table:table-cell>
          <table:table-cell office:value-type="string">
            <text:p>Flag (1 or missing)</text:p>
          </table:table-cell>
          <table:table-cell table:number-columns-repeated="4"/>
        </table:table-row>
        <table:table-row table:style-name="ro1">
          <table:table-cell office:value-type="string">
            <text:p>What types of visitors do you get at your home? (check all that apply)</text:p>
          </table:table-cell>
          <table:table-cell office:value-type="string">
            <text:p>Q4_10 Other</text:p>
          </table:table-cell>
          <table:table-cell office:value-type="string">
            <text:p>Flag (1 or missing)</text:p>
          </table:table-cell>
          <table:table-cell table:number-columns-repeated="4"/>
        </table:table-row>
        <table:table-row table:style-name="ro1">
          <table:table-cell office:value-type="string">
            <text:p>How often are you at your home?</text:p>
          </table:table-cell>
          <table:table-cell office:value-type="string">
            <text:p>Q5</text:p>
          </table:table-cell>
          <table:table-cell office:value-type="string">
            <text:p>0-100</text:p>
          </table:table-cell>
          <table:table-cell table:number-columns-repeated="4"/>
        </table:table-row>
        <table:table-row table:style-name="ro1">
          <table:table-cell office:value-type="string">
            <text:p>When do you typically get visitors the most?</text:p>
          </table:table-cell>
          <table:table-cell office:value-type="string">
            <text:p>Q6</text:p>
          </table:table-cell>
          <table:table-cell office:value-type="string">
            <text:p>1=Morning</text:p>
          </table:table-cell>
          <table:table-cell office:value-type="string">
            <text:p>2=Afternoon</text:p>
          </table:table-cell>
          <table:table-cell office:value-type="string">
            <text:p>3=Evening</text:p>
          </table:table-cell>
          <table:table-cell table:number-columns-repeated="2"/>
        </table:table-row>
        <table:table-row table:style-name="ro1">
          <table:table-cell office:value-type="string">
            <text:p>What part of the week do you get the most visitors?</text:p>
          </table:table-cell>
          <table:table-cell office:value-type="string">
            <text:p>Q7</text:p>
          </table:table-cell>
          <table:table-cell office:value-type="string">
            <text:p>1=Weekdays</text:p>
          </table:table-cell>
          <table:table-cell office:value-type="string">
            <text:p>2=Weekends</text:p>
          </table:table-cell>
          <table:table-cell table:number-columns-repeated="3"/>
        </table:table-row>
        <table:table-row table:style-name="ro1">
          <table:table-cell office:value-type="string">
            <text:p>What features do you expect your wireless doorbell system to have?</text:p>
          </table:table-cell>
          <table:table-cell office:value-type="string">
            <text:p>Q8</text:p>
          </table:table-cell>
          <table:table-cell office:value-type="string">
            <text:p>text</text:p>
          </table:table-cell>
          <table:table-cell table:number-columns-repeated="4"/>
        </table:table-row>
        <table:table-row table:style-name="ro1">
          <table:table-cell office:value-type="string">
            <text:p>What do you like about your wireless doorbell system?</text:p>
          </table:table-cell>
          <table:table-cell office:value-type="string">
            <text:p>Q9</text:p>
          </table:table-cell>
          <table:table-cell office:value-type="string">
            <text:p>text</text:p>
          </table:table-cell>
          <table:table-cell table:number-columns-repeated="4"/>
        </table:table-row>
        <table:table-row table:style-name="ro1">
          <table:table-cell office:value-type="string">
            <text:p>What do you dislike about your wireless doorbell system?</text:p>
          </table:table-cell>
          <table:table-cell office:value-type="string">
            <text:p>Q10</text:p>
          </table:table-cell>
          <table:table-cell office:value-type="string">
            <text:p>text</text:p>
          </table:table-cell>
          <table:table-cell table:number-columns-repeated="4"/>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6-29">06/29/2019</text:date>, <text:time>15:5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4:18:03.09</meta:creation-date>
    <dc:date>2019-06-29T15:50:14.25</dc:date>
    <meta:editing-duration>PT31M43S</meta:editing-duration>
    <meta:editing-cycles>13</meta:editing-cycles>
    <meta:generator>OpenOffice/4.1.6$Win32 OpenOffice.org_project/416m1$Build-9790</meta:generator>
    <meta:document-statistic meta:table-count="3" meta:cell-count="180" meta:object-count="0"/>
  </office:meta>
</office:document-meta>
</file>